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d7a" officeooo:paragraph-rsid="001ccd7a"/>
    </style:style>
    <style:style style:name="P2" style:family="paragraph" style:parent-style-name="Standard">
      <style:paragraph-properties fo:text-align="justify" style:justify-single-word="false"/>
      <style:text-properties officeooo:rsid="001ccd7a" officeooo:paragraph-rsid="001ccd7a"/>
    </style:style>
    <style:style style:name="P3" style:family="paragraph" style:parent-style-name="Standard">
      <style:paragraph-properties fo:text-align="justify" style:justify-single-word="false"/>
      <style:text-properties officeooo:rsid="001ccd7a" officeooo:paragraph-rsid="00268526"/>
    </style:style>
    <style:style style:name="P4" style:family="paragraph" style:parent-style-name="Standard">
      <style:text-properties officeooo:rsid="00244800" officeooo:paragraph-rsid="00244800"/>
    </style:style>
    <style:style style:name="P5" style:family="paragraph" style:parent-style-name="Standard">
      <style:paragraph-properties fo:text-align="justify" style:justify-single-word="false"/>
      <style:text-properties officeooo:rsid="00244800" officeooo:paragraph-rsid="00244800"/>
    </style:style>
    <style:style style:name="P6" style:family="paragraph" style:parent-style-name="Standard">
      <style:text-properties style:text-underline-style="solid" style:text-underline-width="auto" style:text-underline-color="font-color" officeooo:rsid="001ccd7a" officeooo:paragraph-rsid="001ccd7a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1ccd7a" officeooo:paragraph-rsid="001ccd7a"/>
    </style:style>
    <style:style style:name="P8" style:family="paragraph" style:parent-style-name="Standard">
      <style:text-properties officeooo:paragraph-rsid="0037c294"/>
    </style:style>
    <style:style style:name="P9" style:family="paragraph" style:parent-style-name="Text_20_body">
      <style:paragraph-properties fo:text-align="center" style:justify-single-word="false"/>
      <style:text-properties officeooo:rsid="002989ac" officeooo:paragraph-rsid="00356287"/>
    </style:style>
    <style:style style:name="P10" style:family="paragraph" style:parent-style-name="Text_20_body">
      <style:paragraph-properties fo:text-align="start" style:justify-single-word="false"/>
      <style:text-properties officeooo:rsid="002989ac" officeooo:paragraph-rsid="0028ddb4"/>
    </style:style>
    <style:style style:name="P11" style:family="paragraph" style:parent-style-name="Text_20_body">
      <style:paragraph-properties fo:text-align="start" style:justify-single-word="false"/>
      <style:text-properties officeooo:paragraph-rsid="00320b94"/>
    </style:style>
    <style:style style:name="P1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356287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244800" fo:background-color="transparent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1e59af" officeooo:paragraph-rsid="001e59af" fo:background-color="transparent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68526" officeooo:paragraph-rsid="00268526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1ccd7a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1e59af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2989ac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279f05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244800" officeooo:paragraph-rsid="00244800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e59af" officeooo:paragraph-rsid="001e59af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3894f" officeooo:paragraph-rsid="0023894f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2989ac" officeooo:paragraph-rsid="002989ac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244800" officeooo:paragraph-rsid="00244800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Liberation Serif" officeooo:rsid="0038c0a8" officeooo:paragraph-rsid="003ad8cd" fo:background-color="#39ff14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3aa892" officeooo:paragraph-rsid="003aa892"/>
    </style:style>
    <style:style style:name="P27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ad8cd" officeooo:paragraph-rsid="003ad8cd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28ddb4" officeooo:paragraph-rsid="0028ddb4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2dea46" officeooo:paragraph-rsid="002dea46"/>
    </style:style>
    <style:style style:name="T1" style:family="text">
      <style:text-properties officeooo:rsid="001ccd7a"/>
    </style:style>
    <style:style style:name="T2" style:family="text">
      <style:text-properties officeooo:rsid="001e59af"/>
    </style:style>
    <style:style style:name="T3" style:family="text">
      <style:text-properties officeooo:rsid="0023894f"/>
    </style:style>
    <style:style style:name="T4" style:family="text">
      <style:text-properties officeooo:rsid="00244800"/>
    </style:style>
    <style:style style:name="T5" style:family="text">
      <style:text-properties officeooo:rsid="00244800"/>
    </style:style>
    <style:style style:name="T6" style:family="text">
      <style:text-properties fo:font-variant="normal" fo:text-transform="none" fo:color="#3a3a3a" loext:opacity="100%" fo:letter-spacing="normal" fo:font-style="normal"/>
    </style:style>
    <style:style style:name="T7" style:family="text">
      <style:text-properties fo:font-variant="normal" fo:text-transform="none" fo:color="#3a3a3a" loext:opacity="100%" fo:letter-spacing="normal" fo:font-style="normal" officeooo:rsid="0028ddb4"/>
    </style:style>
    <style:style style:name="T8" style:family="text">
      <style:text-properties fo:font-variant="normal" fo:text-transform="none" fo:color="#3a3a3a" loext:opacity="100%" fo:letter-spacing="normal" fo:font-style="normal" officeooo:rsid="00356287"/>
    </style:style>
    <style:style style:name="T9" style:family="text">
      <style:text-properties fo:font-variant="normal" fo:text-transform="none" fo:color="#3a3a3a" loext:opacity="100%" style:font-name="Liberation Serif" fo:font-size="12pt" fo:letter-spacing="normal" fo:font-style="normal" fo:font-weight="normal" officeooo:rsid="0028ddb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a3a3a" loext:opacity="100%" style:font-name="Liberation Serif" fo:font-size="12pt" fo:letter-spacing="normal" fo:font-style="normal" fo:font-weight="normal" officeooo:rsid="002989ac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a3a3a" loext:opacity="100%" style:font-name="Liberation Serif" fo:font-size="12pt" fo:letter-spacing="normal" fo:font-style="italic" fo:font-weight="bold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a3a3a" loext:opacity="100%" style:font-name="Liberation Serif" fo:font-size="12pt" fo:letter-spacing="normal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89ac" style:font-size-asian="12pt" style:font-size-complex="12pt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fo:font-size="12pt" fo:letter-spacing="normal" fo:font-style="normal" fo:font-weight="normal" officeooo:rsid="003aa89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fo:font-size="12pt" fo:letter-spacing="normal" fo:font-style="normal" fo:font-weight="normal" officeooo:rsid="003aa892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fo:font-size="12pt" fo:letter-spacing="normal" fo:font-style="normal" fo:font-weight="normal" officeooo:rsid="003aa892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2fb7f9" style:font-size-asian="12pt" style:font-size-complex="12pt"/>
    </style:style>
    <style:style style:name="T22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320b94" style:font-size-asian="12pt" style:font-size-complex="12pt"/>
    </style:style>
    <style:style style:name="T23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2989ac" style:font-size-asian="12pt" style:font-size-complex="12pt"/>
    </style:style>
    <style:style style:name="T24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320b94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3aa892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333333" loext:opacity="100%" style:font-name="Open Sans" fo:font-size="10.5pt" fo:letter-spacing="normal" fo:font-style="normal" fo:font-weight="bold" officeooo:rsid="00356287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280f47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279f05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3ad8cd" style:font-size-asian="12pt" style:font-weight-asian="normal" style:font-size-complex="12pt" style:font-weight-complex="normal"/>
    </style:style>
    <style:style style:name="T31" style:family="text">
      <style:text-properties officeooo:rsid="002989ac"/>
    </style:style>
    <style:style style:name="T32" style:family="text">
      <style:text-properties officeooo:rsid="002afdf3"/>
    </style:style>
    <style:style style:name="T33" style:family="text">
      <style:text-properties officeooo:rsid="002b86e6"/>
    </style:style>
    <style:style style:name="T34" style:family="text">
      <style:text-properties officeooo:rsid="002c8d9d"/>
    </style:style>
    <style:style style:name="T35" style:family="text">
      <style:text-properties officeooo:rsid="002dea46"/>
    </style:style>
    <style:style style:name="T36" style:family="text">
      <style:text-properties officeooo:rsid="002dea46"/>
    </style:style>
    <style:style style:name="T37" style:family="text">
      <style:text-properties officeooo:rsid="00320b94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32b70c"/>
    </style:style>
    <style:style style:name="T40" style:family="text">
      <style:text-properties officeooo:rsid="00346aaa"/>
    </style:style>
    <style:style style:name="T41" style:family="text">
      <style:text-properties officeooo:rsid="00346aaa"/>
    </style:style>
    <style:style style:name="T42" style:family="text">
      <style:text-properties fo:font-weight="normal" officeooo:rsid="003649cb" style:font-weight-asian="normal" style:font-weight-complex="normal"/>
    </style:style>
    <style:style style:name="T43" style:family="text">
      <style:text-properties officeooo:rsid="003649cb"/>
    </style:style>
    <style:style style:name="T44" style:family="text">
      <style:text-properties style:text-underline-style="solid" style:text-underline-type="double" style:text-underline-width="auto" style:text-underline-color="font-color" officeooo:rsid="001ccd7a"/>
    </style:style>
    <style:style style:name="T45" style:family="text">
      <style:text-properties style:text-underline-style="solid" style:text-underline-type="double" style:text-underline-width="auto" style:text-underline-color="font-color" fo:font-weight="bold" officeooo:rsid="001ccd7a" style:font-weight-asian="bold" style:font-weight-complex="bold"/>
    </style:style>
    <style:style style:name="T46" style:family="text">
      <style:text-properties style:text-underline-style="solid" style:text-underline-type="double" style:text-underline-width="auto" style:text-underline-color="font-color" fo:font-weight="bold" officeooo:rsid="00268526" style:font-weight-asian="bold" style:font-weight-complex="bold"/>
    </style:style>
    <style:style style:name="T47" style:family="text">
      <style:text-properties style:text-underline-style="solid" style:text-underline-type="double" style:text-underline-width="auto" style:text-underline-color="font-color" fo:font-weight="bold" officeooo:rsid="00320b94" style:font-weight-asian="bold" style:font-weight-complex="bold"/>
    </style:style>
    <style:style style:name="T48" style:family="text">
      <style:text-properties style:text-underline-style="solid" style:text-underline-type="double" style:text-underline-width="auto" style:text-underline-color="font-color" fo:font-weight="bold" officeooo:rsid="0037c294" style:font-weight-asian="bold" style:font-weight-complex="bold"/>
    </style:style>
    <style:style style:name="T49" style:family="text">
      <style:text-properties style:text-underline-style="solid" style:text-underline-type="double" style:text-underline-width="auto" style:text-underline-color="font-color" officeooo:rsid="0037c294"/>
    </style:style>
    <style:style style:name="T50" style:family="text">
      <style:text-properties style:text-underline-style="solid" style:text-underline-type="double" style:text-underline-width="auto" style:text-underline-color="font-color" fo:font-weight="normal" officeooo:rsid="0037c294" style:font-weight-asian="normal" style:font-weight-complex="normal"/>
    </style:style>
    <style:style style:name="T51" style:family="text">
      <style:text-properties officeooo:rsid="0037c294"/>
    </style:style>
    <style:style style:name="T52" style:family="text">
      <style:text-properties officeooo:rsid="00397bb9"/>
    </style:style>
    <style:style style:name="T53" style:family="text">
      <style:text-properties fo:color="#000000" loext:opacity="100%" officeooo:rsid="002b86e6" fo:background-color="#39ff14" loext:char-shading-value="0"/>
    </style:style>
    <style:style style:name="T54" style:family="text">
      <style:text-properties fo:color="#000000" loext:opacity="100%" officeooo:rsid="002b86e6" fo:background-color="transparent" loext:char-shading-value="0"/>
    </style:style>
    <style:style style:name="T55" style:family="text">
      <style:text-properties fo:color="#000000" loext:opacity="100%" officeooo:rsid="002b86e6" fo:background-color="transparent" loext:char-shading-value="0"/>
    </style:style>
    <style:style style:name="T56" style:family="text">
      <style:text-properties officeooo:rsid="00244800" fo:background-color="#39ff14" loext:char-shading-value="0"/>
    </style:style>
    <style:style style:name="T57" style:family="text">
      <style:text-properties officeooo:rsid="002dea46" fo:background-color="#39ff14" loext:char-shading-value="0"/>
    </style:style>
    <style:style style:name="T58" style:family="text">
      <style:text-properties officeooo:rsid="00346aaa" fo:background-color="#39ff14" loext:char-shading-value="0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#808080 0.176cm 0.176cm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Marco1" text:anchor-type="paragraph" svg:x="4.184cm" svg:y="0.261cm" svg:width="8.336cm" draw:z-index="0"><draw:text-box fo:min-height="1.489cm"><text:p text:style-name="P9"><text:span text:style-name="Strong_20_Emphasis"><text:span text:style-name="T26">PROYECTO CONJUNTO DE DEW Y DOR PARA EL PRIMER TRIMESTRE</text:span></text:span></text:p></draw:text-box></draw:frame><text:span text:style-name="Strong_20_Emphasis"><text:span text:style-name="T26"/></text:span></text:p>
      <text:p text:style-name="P6"/>
      <text:p text:style-name="P7"/>
      <text:p text:style-name="P7"/>
      <text:p text:style-name="P7"/>
      <text:p text:style-name="P7"/>
      <text:p text:style-name="P7">Proyecto para <text:span text:style-name="T51">el módulo</text:span> <text:span text:style-name="T43">Desarrollo </text:span><text:span text:style-name="T51">W</text:span><text:span text:style-name="T43">eb en </text:span><text:span text:style-name="T51">E</text:span><text:span text:style-name="T43">ntorno </text:span><text:span text:style-name="T51">C</text:span><text:span text:style-name="T43">liente (</text:span><text:span text:style-name="T38">DEW</text:span><text:span text:style-name="T42">)</text:span></text:p>
      <text:p text:style-name="P1"/>
      <text:p text:style-name="P1">Proyecto libre donde tiene que cumplir<text:span text:style-name="T37">se</text:span> los siguientes requisitos:</text:p>
      <text:p text:style-name="P2"/>
      <text:list xml:id="list531368899" text:style-name="L1">
        <text:list-item>
          <text:p text:style-name="P13"><text:span text:style-name="T37">Que e</text:span><text:span text:style-name="T34">l pr</text:span><text:span text:style-name="T4">oyecto </text:span><text:span text:style-name="T34">sea</text:span><text:span text:style-name="T4"> modular donde cada funcionalidad debe estar separada de otras.</text:span></text:p>
        </text:list-item>
        <text:list-item>
          <text:p text:style-name="P15">Que avise al usuario si su navegador no soporta Javascript.</text:p>
        </text:list-item>
      </text:list>
      <text:list xml:id="list1135493141" text:style-name="L2">
        <text:list-item>
          <text:p text:style-name="P16"><text:span text:style-name="T34">Q</text:span><text:span text:style-name="T1">ue tenga </text:span><text:span text:style-name="T34">mínimo</text:span><text:span text:style-name="T1"> un formulario donde se validen los datos antes del envío. </text:span><text:span text:style-name="T3">Botón de reset y de submit.</text:span></text:p>
        </text:list-item>
        <text:list-item>
          <text:p text:style-name="P17"><text:span text:style-name="T2">Uso de vectores</text:span><text:span text:style-name="T37">(búsquedas, ordenación...)</text:span><text:span text:style-name="T2">, </text:span><text:span text:style-name="T37">manejo de </text:span><text:span text:style-name="T2">string, </text:span><text:span text:style-name="T37">uso de </text:span><text:span text:style-name="T2">expresiones regulares, </text:span><text:span text:style-name="T55">funciones flecha</text:span><text:span text:style-name="T33">, </text:span><text:span text:style-name="T2">funciones con parámetos </text:span><text:span text:style-name="T52">y devolución de valores</text:span><text:span text:style-name="T2">, estructuras </text:span><text:span text:style-name="T39">de control(</text:span><text:span text:style-name="T2"> </text:span><text:span text:style-name="T4">if…</text:span><text:span text:style-name="T39">) y repetitivas (</text:span><text:span text:style-name="T2">for, </text:span><text:span text:style-name="T39">while, do..</text:span><text:span text:style-name="T2">while</text:span><text:span text:style-name="T39">)</text:span><text:span text:style-name="T2">.</text:span></text:p>
        </text:list-item>
        <text:list-item>
          <text:p text:style-name="P20">Uso de objetos predefinidos de Javascript.</text:p>
        </text:list-item>
        <text:list-item>
          <text:p text:style-name="P14"><text:span text:style-name="T4">POO y </text:span>Eventos. <text:span text:style-name="T5">Constructor. </text:span><text:span text:style-name="T36">Herencia. </text:span><text:span text:style-name="T41">Manejo de errores.</text:span></text:p>
        </text:list-item>
        <text:list-item>
          <text:p text:style-name="P21">Alguna ventana de diálogo (alert, confirm o prompt).</text:p>
        </text:list-item>
        <text:list-item>
          <text:p text:style-name="P22">Manejo del DOM, cambios de manera dinámica del documento web<text:span text:style-name="T52">(creación y modificación de elementos)</text:span>.</text:p>
        </text:list-item>
      </text:list>
      <text:p text:style-name="P5"/>
      <text:p text:style-name="P5"/>
      <text:p text:style-name="P4"/>
      <text:p text:style-name="P8"><text:span text:style-name="T44">Proyecto para </text:span><text:span text:style-name="T49">el módulo Diseño de Interfaces Web</text:span><text:span text:style-name="T48"> </text:span><text:span text:style-name="T50">(</text:span><text:span text:style-name="T45">D</text:span><text:span text:style-name="T46">O</text:span><text:span text:style-name="T47">R</text:span><text:span text:style-name="T50">)</text:span></text:p>
      <text:p text:style-name="P3"/>
      <text:list xml:id="list165322372463311" text:continue-numbering="true" text:style-name="L2">
        <text:list-item>
          <text:p text:style-name="P23"><text:span text:style-name="T13">Tener claro, a priori, cuál es </text:span><text:span text:style-name="Strong_20_Emphasis"><text:span text:style-name="T13">el objetivo fundamental de tu sitio web para poder enfocar bien todo el proceso.</text:span></text:span></text:p>
        </text:list-item>
        <text:list-item>
          <text:p text:style-name="P24"><text:span text:style-name="T6">Utiliza en tu página web un diseño web responsivo, </text:span><text:span text:style-name="T7">que se pueda ver desde diferentes dispositivos. </text:span><text:span text:style-name="T8">Uso del grid, flex y mediaqueries.</text:span></text:p>
        </text:list-item>
        <text:list-item>
          <text:p text:style-name="P18"><text:span text:style-name="T9">U</text:span><text:span text:style-name="T10">tiliza los </text:span><text:span text:style-name="Strong_20_Emphasis"><text:span text:style-name="Emphasis"><text:span text:style-name="T11">Call to Action</text:span></text:span></text:span><text:span text:style-name="Emphasis"><text:span text:style-name="T12">.</text:span></text:span></text:p>
        </text:list-item>
        <text:list-item>
          <text:p text:style-name="P19"><text:span text:style-name="T28">El e</text:span><text:span text:style-name="T29">stilo de la página en un fichero externo, </text:span><text:span text:style-name="T30">basado en etiquetas y en clases.</text:span></text:p>
        </text:list-item>
        <text:list-item>
          <text:p text:style-name="P26"><text:span text:style-name="T29">H</text:span><text:span text:style-name="T27">ojas de estilo para imprimir.</text:span></text:p>
        </text:list-item>
        <text:list-item>
          <text:p text:style-name="P27">Maquetación web, capas, marcos.</text:p>
        </text:list-item>
        <text:list-item>
          <text:p text:style-name="P25"><text:span text:style-name="T20">Uso de tablas </text:span><text:span text:style-name="T19">con colspan y rowspan</text:span><text:span text:style-name="T18">.</text:span></text:p>
        </text:list-item>
        <text:list-item>
          <text:p text:style-name="P23"><text:span text:style-name="T29">F</text:span><text:span text:style-name="T27">ooter con redes sociales.</text:span></text:p>
        </text:list-item>
        <text:list-item>
          <text:p text:style-name="P28"><text:span text:style-name="T32">Diseño atractivo, l</text:span>egible, cuidando el flujo de navegación, <text:span text:style-name="T31">para que sea claro e intuitivo.</text:span></text:p>
        </text:list-item>
        <text:list-item>
          <text:p text:style-name="P29">Transiciones, animaciones y transformaciones.</text:p>
        </text:list-item>
        <text:list-item>
          <text:p text:style-name="P29">Bordes, pseudoclases, </text:p>
        </text:list-item>
        <text:list-item>
          <text:p text:style-name="P29">Transparencias, imágenes de background, efectos en texto, efectos con sombras, múltiples columnas.</text:p>
        </text:list-item>
      </text:list>
      <text:p text:style-name="P10"><text:span text:style-name="Strong_20_Emphasis"><text:span text:style-name="T21"/></text:span></text:p>
      <text:p text:style-name="P10"><text:span text:style-name="Strong_20_Emphasis"><text:span text:style-name="T21"/></text:span></text:p>
      <text:p text:style-name="P11"><text:span text:style-name="Strong_20_Emphasis"><text:span text:style-name="T22">Puntos a tener en cuenta:</text:span></text:span></text:p>
      <text:p text:style-name="P12"><text:span text:style-name="Strong_20_Emphasis"><text:span text:style-name="T23">1.- Realización de una página inicial.</text:span></text:span><text:span text:style-name="Strong_20_Emphasis"><text:span text:style-name="T14"><text:line-break/></text:span></text:span><text:span text:style-name="Strong_20_Emphasis"><text:span text:style-name="T23">2.- Realización de al menos </text:span></text:span><text:span text:style-name="Strong_20_Emphasis"><text:span text:style-name="T25">tres</text:span></text:span><text:span text:style-name="Strong_20_Emphasis"><text:span text:style-name="T23"> páginas secundarias.</text:span></text:span><text:span text:style-name="Strong_20_Emphasis"><text:span text:style-name="T14"><text:line-break/></text:span></text:span><text:span text:style-name="Strong_20_Emphasis"><text:span text:style-name="T23">3.- Hipervínculos entre la página inicial y las secundarias, y botón de vuelta a la página de inicio.</text:span></text:span><text:span text:style-name="Strong_20_Emphasis"><text:span text:style-name="T14"><text:line-break/></text:span></text:span><text:span text:style-name="Strong_20_Emphasis"><text:span text:style-name="T23">4.- Diseño del logo con gimp y colocación en todas las páginas.</text:span></text:span><text:span text:style-name="Strong_20_Emphasis"><text:span text:style-name="T14"><text:line-break/></text:span></text:span><text:soft-page-break/><text:span text:style-name="Strong_20_Emphasis"><text:span text:style-name="T23">5.- Incluir varios videos de youtube en algunas de sus páginas.</text:span></text:span><text:span text:style-name="Strong_20_Emphasis"><text:span text:style-name="T14"><text:line-break/></text:span></text:span><text:span text:style-name="Strong_20_Emphasis"><text:span text:style-name="T23">6.- Incluir algún widget html (juego, contador de visitas, etc).</text:span></text:span><text:span text:style-name="Strong_20_Emphasis"><text:span text:style-name="T14"><text:line-break/></text:span></text:span><text:span text:style-name="Strong_20_Emphasis"><text:span text:style-name="T23">7.- Títulos de las páginas y descripción.</text:span></text:span><text:span text:style-name="Strong_20_Emphasis"><text:span text:style-name="T14"><text:line-break/></text:span></text:span><text:span text:style-name="Strong_20_Emphasis"><text:span text:style-name="T23">8.- Incluir imágenes y poner sus atributos (texto alternativo y texto emergente).</text:span></text:span><text:span text:style-name="Strong_20_Emphasis"><text:span text:style-name="T14"><text:line-break/></text:span></text:span><text:span text:style-name="Strong_20_Emphasis"><text:span text:style-name="T24">9</text:span></text:span><text:span text:style-name="Strong_20_Emphasis"><text:span text:style-name="T23">.- Subida correcta de la web al servidor.</text:span></text:span><text:span text:style-name="Strong_20_Emphasis"><text:span text:style-name="T14"><text:line-break/></text:span></text:span><text:span text:style-name="Strong_20_Emphasis"><text:span text:style-name="T23">1</text:span></text:span><text:span text:style-name="Strong_20_Emphasis"><text:span text:style-name="T22">0</text:span></text:span><text:span text:style-name="Strong_20_Emphasis"><text:span text:style-name="T23">.- Funcionamiento correcto de la web.</text:span></text:span><text:span text:style-name="Strong_20_Emphasis"><text:span text:style-name="T14"><text:line-break/></text:span></text:span><text:span text:style-name="Strong_20_Emphasis"><text:span text:style-name="T23">1</text:span></text:span><text:span text:style-name="Strong_20_Emphasis"><text:span text:style-name="T22">1</text:span></text:span><text:span text:style-name="Strong_20_Emphasis"><text:span text:style-name="T23">.- Aspecto general de la web.</text:span></text:span><text:span text:style-name="Strong_20_Emphasis"><text:span text:style-name="T14"><text:line-break/></text:span></text:span><text:span text:style-name="Strong_20_Emphasis"><text:span text:style-name="T23">1</text:span></text:span><text:span text:style-name="Strong_20_Emphasis"><text:span text:style-name="T22">2</text:span></text:span><text:span text:style-name="Strong_20_Emphasis"><text:span text:style-name="T23">.- Calidad de la información contenida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0T15:42:51.191000000</meta:creation-date>
    <dc:date>2023-12-14T16:53:21.841000000</dc:date>
    <meta:editing-duration>PT5H17M7S</meta:editing-duration>
    <meta:editing-cycles>29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26" meta:word-count="394" meta:character-count="2397" meta:non-whitespace-character-count="2048"/>
  </office:meta>
</office:document-meta>
</file>